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fo:line-height="100%"/>
      <style:text-properties style:font-name="Calibri" fo:font-size="6pt" fo:font-weight="bold" officeooo:paragraph-rsid="0029d2e2" style:font-name-asian="Times New Roman" style:font-size-asian="5.25pt" style:font-weight-asian="bold" style:font-size-complex="6pt"/>
    </style:style>
    <style:style style:name="P2" style:family="paragraph" style:parent-style-name="Standard">
      <style:paragraph-properties fo:margin-left="0.176cm" fo:line-height="100%"/>
      <style:text-properties style:font-name="Calibri" fo:font-size="13pt" fo:font-weight="bold" officeooo:paragraph-rsid="0029d2e2" style:font-name-asian="Arial1" style:font-size-asian="13pt" style:font-weight-asian="bold"/>
    </style:style>
    <style:style style:name="P3" style:family="paragraph" style:parent-style-name="Standard">
      <style:paragraph-properties fo:line-height="100%"/>
      <style:text-properties style:font-name="Calibri" fo:font-size="6pt" officeooo:rsid="00231167" officeooo:paragraph-rsid="00231167" style:font-name-asian="Times New Roman" style:font-size-asian="5.25pt" style:font-size-complex="6pt"/>
    </style:style>
    <style:style style:name="P4" style:family="paragraph" style:parent-style-name="Subtitle">
      <style:paragraph-properties fo:line-height="100%"/>
      <style:text-properties style:font-name="Calibri"/>
    </style:style>
    <style:style style:name="P5" style:family="paragraph" style:parent-style-name="Standard">
      <style:paragraph-properties fo:line-height="100%"/>
      <style:text-properties style:font-name="Calibri" style:font-name-asian="Times New Roman"/>
    </style:style>
    <style:style style:name="P6" style:family="paragraph" style:parent-style-name="Standard">
      <style:paragraph-properties fo:margin-left="0.176cm" fo:line-height="100%"/>
      <style:text-properties style:font-name="Calibri" fo:font-size="13pt" fo:font-weight="bold" officeooo:paragraph-rsid="00301801" style:font-name-asian="Arial1" style:font-size-asian="13pt" style:font-weight-asian="bold"/>
    </style:style>
    <style:style style:name="P7" style:family="paragraph" style:parent-style-name="Standard">
      <style:paragraph-properties fo:line-height="100%"/>
      <style:text-properties style:font-name="Calibri" fo:font-size="6pt" style:font-name-asian="Times New Roman" style:font-size-asian="5.25pt" style:font-size-complex="6pt"/>
    </style:style>
    <style:style style:name="P8" style:family="paragraph" style:parent-style-name="Standard">
      <style:paragraph-properties fo:line-height="100%"/>
      <style:text-properties style:font-name="Calibri" fo:font-size="9.5pt" style:font-name-asian="Arial1" style:font-size-asian="9.5pt" style:font-size-complex="9.5pt"/>
    </style:style>
    <style:style style:name="P9" style:family="paragraph" style:parent-style-name="Standard">
      <style:paragraph-properties fo:line-height="100%" fo:text-align="end" style:justify-single-word="false"/>
      <style:text-properties style:font-name="Calibri" fo:font-size="9.5pt" officeooo:rsid="0021a759" officeooo:paragraph-rsid="0021a759" style:font-name-asian="Arial1" style:font-size-asian="9.5pt"/>
    </style:style>
    <style:style style:name="P10" style:family="paragraph" style:parent-style-name="Standard">
      <style:paragraph-properties fo:line-height="100%"/>
      <style:text-properties style:font-name="Calibri" fo:font-size="9.5pt" style:font-name-asian="Arial1" style:font-size-asian="9.5pt"/>
    </style:style>
    <style:style style:name="P11" style:family="paragraph" style:parent-style-name="Standard">
      <style:paragraph-properties fo:line-height="100%" fo:text-align="end" style:justify-single-word="false"/>
      <style:text-properties style:font-name="Calibri" fo:font-size="9.5pt" style:font-name-asian="Arial1" style:font-size-asian="9.5pt" style:font-size-complex="9.5pt"/>
    </style:style>
    <style:style style:name="P12" style:family="paragraph" style:parent-style-name="Standard">
      <style:paragraph-properties fo:line-height="100%"/>
      <style:text-properties style:font-name="Calibri" fo:font-size="9.5pt" officeooo:rsid="0021a759" officeooo:paragraph-rsid="0021a759" style:font-name-asian="Arial1" style:font-size-asian="9.5pt"/>
    </style:style>
    <style:style style:name="P13" style:family="paragraph" style:parent-style-name="Standard">
      <style:paragraph-properties fo:line-height="100%" fo:text-align="end" style:justify-single-word="false"/>
      <style:text-properties style:font-name="Calibri" fo:font-size="9.5pt" style:font-name-asian="Arial1" style:font-size-asian="9.5pt"/>
    </style:style>
    <style:style style:name="P14" style:family="paragraph" style:parent-style-name="Standard">
      <style:paragraph-properties fo:line-height="100%"/>
      <style:text-properties style:font-name="Calibri" fo:font-size="9pt" style:font-size-asian="9pt" style:font-size-complex="9pt"/>
    </style:style>
    <style:style style:name="P15" style:family="paragraph" style:parent-style-name="Standard">
      <style:paragraph-properties fo:line-height="100%"/>
      <style:text-properties style:font-name="Calibri" fo:font-size="6pt" style:font-size-asian="5.25pt" style:font-size-complex="6pt"/>
    </style:style>
    <style:style style:name="P16"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7" style:family="paragraph" style:parent-style-name="Subtitle">
      <style:paragraph-properties fo:margin-left="0.176cm" fo:margin-right="0.176cm" fo:margin-top="0cm" fo:margin-bottom="0cm" style:contextual-spacing="false" fo:line-height="100%" fo:text-align="justify" style:justify-single-word="false" text:number-lines="true" text:line-number="0" style:writing-mode="lr-tb"/>
      <style:text-properties style:font-name="Calibri" officeooo:paragraph-rsid="002ed1f0"/>
    </style:style>
    <style:style style:name="P18" style:family="paragraph" style:parent-style-name="Standard">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style:font-size-asian="6pt" style:font-size-complex="6pt"/>
    </style:style>
    <style:style style:name="P19" style:family="paragraph" style:parent-style-name="Heading_20_2">
      <style:paragraph-properties fo:line-height="100%">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20" style:family="paragraph" style:parent-style-name="Subtitle">
      <style:paragraph-properties fo:line-height="100%"/>
      <style:text-properties style:font-name="Calibri" officeooo:paragraph-rsid="0011235a"/>
    </style:style>
    <style:style style:name="P21" style:family="paragraph" style:parent-style-name="Standard">
      <style:paragraph-properties fo:line-height="100%"/>
      <style:text-properties style:font-name="Calibri" fo:font-size="6pt" officeooo:paragraph-rsid="0011235a" style:font-size-asian="6pt" style:font-size-complex="6pt"/>
    </style:style>
    <style:style style:name="P22" style:family="paragraph" style:parent-style-name="Subtitle">
      <style:paragraph-properties fo:line-height="100%"/>
      <style:text-properties style:font-name="Calibri" fo:font-size="9pt" fo:font-weight="bold" officeooo:paragraph-rsid="0011235a" style:font-size-asian="9pt" style:font-weight-asian="bold" style:font-size-complex="9pt" style:font-weight-complex="bold"/>
    </style:style>
    <style:style style:name="P23" style:family="paragraph" style:parent-style-name="Standard">
      <style:paragraph-properties fo:line-height="100%"/>
      <style:text-properties style:font-name="Calibri" officeooo:paragraph-rsid="0011235a"/>
    </style:style>
    <style:style style:name="P24" style:family="paragraph" style:parent-style-name="Standard">
      <style:paragraph-properties fo:line-height="100%"/>
      <style:text-properties style:font-name="Calibri" fo:font-size="6pt" officeooo:paragraph-rsid="0011235a" style:font-size-asian="5.25pt" style:font-size-complex="6pt"/>
    </style:style>
    <style:style style:name="P25" style:family="paragraph" style:parent-style-name="Standard">
      <style:paragraph-properties fo:margin-left="0.176cm" fo:line-height="100%"/>
      <style:text-properties style:font-name="Calibri" fo:font-size="6pt" fo:font-weight="bold" officeooo:paragraph-rsid="002407af" style:font-name-asian="Arial1" style:font-size-asian="5.25pt" style:font-weight-asian="bold" style:font-size-complex="6pt"/>
    </style:style>
    <style:style style:name="P26" style:family="paragraph" style:parent-style-name="Standard">
      <style:paragraph-properties fo:margin-left="0.176cm" fo:line-height="100%"/>
      <style:text-properties style:font-name="Calibri" fo:font-size="6pt" fo:font-weight="bold" officeooo:paragraph-rsid="00370cc9" style:font-name-asian="Times New Roman" style:font-size-asian="5.25pt" style:font-weight-asian="bold" style:font-size-complex="6pt"/>
    </style:style>
    <style:style style:name="P27" style:family="paragraph" style:parent-style-name="Standard">
      <style:paragraph-properties fo:margin-left="0.176cm" fo:line-height="100%"/>
      <style:text-properties style:font-name="Calibri" fo:font-size="13pt" fo:font-weight="bold" officeooo:paragraph-rsid="00370cc9" style:font-name-asian="Arial1" style:font-size-asian="13pt" style:font-weight-asian="bold"/>
    </style:style>
    <style:style style:name="P28" style:family="paragraph" style:parent-style-name="Standard">
      <style:paragraph-properties fo:line-height="100%"/>
      <style:text-properties style:font-name="Calibri" fo:font-size="6pt" officeooo:rsid="000e7ede" officeooo:paragraph-rsid="000e7ede" style:font-name-asian="Times New Roman" style:font-size-asian="5.25pt" style:font-size-complex="6pt"/>
    </style:style>
    <style:style style:name="P29" style:family="paragraph" style:parent-style-name="Standard">
      <style:paragraph-properties fo:margin-left="0.176cm" fo:line-height="100%">
        <style:tab-stops>
          <style:tab-stop style:position="12.418cm"/>
        </style:tab-stops>
      </style:paragraph-properties>
      <style:text-properties style:font-name="Calibri"/>
    </style:style>
    <style:style style:name="P30" style:family="paragraph" style:parent-style-name="Standard">
      <style:paragraph-properties fo:line-height="100%"/>
      <style:text-properties style:font-name="Calibri" fo:font-size="6pt" style:font-name-asian="Times New Roman" style:font-size-asian="6pt" style:font-size-complex="6pt"/>
    </style:style>
    <style:style style:name="P31" style:family="paragraph" style:parent-style-name="Standard">
      <style:paragraph-properties fo:margin-left="0.176cm" fo:line-height="100%"/>
      <style:text-properties style:font-name="Calibri" fo:font-size="9.5pt" fo:font-weight="bold" officeooo:rsid="0009a618" officeooo:paragraph-rsid="0009a618" style:font-name-asian="Arial1" style:font-size-asian="9.5pt" style:font-weight-asian="bold"/>
    </style:style>
    <style:style style:name="P32" style:family="paragraph" style:parent-style-name="Standard">
      <style:paragraph-properties fo:line-height="100%"/>
      <style:text-properties style:font-name="Calibri" fo:font-size="12pt" style:font-name-asian="Times New Roman" style:font-size-asian="12pt"/>
    </style:style>
    <style:style style:name="P33" style:family="paragraph" style:parent-style-name="Subtitle">
      <style:paragraph-properties fo:margin-left="0.176cm" fo:margin-right="0.176cm" fo:line-height="100%" fo:text-indent="1.094cm" style:auto-text-indent="false"/>
      <style:text-properties style:font-name="Calibri"/>
    </style:style>
    <style:style style:name="P34" style:family="paragraph" style:parent-style-name="Standard">
      <style:paragraph-properties fo:margin-left="0.176cm" fo:margin-right="0.176cm" fo:line-height="100%" fo:text-align="justify" style:justify-single-word="false"/>
    </style:style>
    <style:style style:name="P35" style:family="paragraph" style:parent-style-name="Standard">
      <style:paragraph-properties fo:line-height="100%"/>
      <style:text-properties style:font-name="Calibri" fo:font-size="9.5pt" fo:font-weight="bold" style:font-name-asian="Arial1" style:font-size-asian="9.5pt" style:font-weight-asian="bold"/>
    </style:style>
    <style:style style:name="P36" style:family="paragraph" style:parent-style-name="Standard">
      <style:paragraph-properties fo:margin-left="0.176cm" fo:line-height="100%">
        <style:tab-stops>
          <style:tab-stop style:position="16.51cm" style:type="right"/>
        </style:tab-stops>
      </style:paragraph-properties>
      <style:text-properties style:font-name="Calibri"/>
    </style:style>
    <style:style style:name="P37" style:family="paragraph" style:parent-style-name="Standard">
      <style:paragraph-properties fo:line-height="100%"/>
      <style:text-properties style:font-name="Calibri"/>
    </style:style>
    <style:style style:name="P38" style:family="paragraph" style:parent-style-name="Standard">
      <style:paragraph-properties fo:line-height="100%"/>
      <style:text-properties style:font-name="Calibri" fo:font-size="13pt" fo:font-weight="bold" officeooo:paragraph-rsid="000e7ede" fo:background-color="transparent" style:font-name-asian="Arial1" style:font-size-asian="13pt" style:font-weight-asian="bold"/>
    </style:style>
    <style:style style:name="P39"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40" style:family="paragraph" style:parent-style-name="Standard">
      <style:paragraph-properties fo:line-height="100%"/>
      <style:text-properties style:font-name="Calibri" fo:font-size="9pt" officeooo:paragraph-rsid="0014b72e" style:font-size-asian="9pt" style:font-size-complex="9pt"/>
    </style:style>
    <style:style style:name="P41" style:family="paragraph" style:parent-style-name="Subtitle">
      <style:paragraph-properties fo:line-height="100%"/>
      <style:text-properties style:font-name="Calibri" officeooo:paragraph-rsid="0014b72e"/>
    </style:style>
    <style:style style:name="P42" style:family="paragraph" style:parent-style-name="Standard">
      <style:paragraph-properties fo:line-height="100%"/>
      <style:text-properties style:font-name="Calibri" fo:font-size="6pt" officeooo:paragraph-rsid="00139471" style:font-size-asian="6pt" style:font-size-complex="6pt"/>
    </style:style>
    <style:style style:name="P43" style:family="paragraph" style:parent-style-name="Standard">
      <style:paragraph-properties fo:line-height="100%"/>
      <style:text-properties style:font-name="Calibri" fo:font-size="9pt" officeooo:paragraph-rsid="00139471" style:font-size-asian="9pt" style:font-size-complex="9pt"/>
    </style:style>
    <style:style style:name="P44" style:family="paragraph" style:parent-style-name="Subtitle">
      <style:paragraph-properties fo:line-height="100%"/>
      <style:text-properties style:font-name="Calibri" officeooo:paragraph-rsid="0009a618"/>
    </style:style>
    <style:style style:name="P45" style:family="paragraph" style:parent-style-name="Heading_20_2">
      <style:paragraph-properties fo:line-height="100%"/>
      <style:text-properties style:font-name="Calibri" fo:font-size="6pt" style:font-size-asian="6pt" style:font-size-complex="6pt"/>
    </style:style>
    <style:style style:name="P46" style:family="paragraph" style:parent-style-name="Heading_20_2">
      <style:paragraph-properties fo:line-height="100%">
        <style:tab-stops>
          <style:tab-stop style:position="16.334cm" style:type="right"/>
        </style:tab-stops>
      </style:paragraph-properties>
      <style:text-properties style:font-name="Calibri"/>
    </style:style>
    <style:style style:name="P47" style:family="paragraph" style:parent-style-name="Standard">
      <style:paragraph-properties fo:line-height="100%"/>
      <style:text-properties style:font-name="Calibri" fo:font-size="6pt" style:font-size-asian="6pt" style:font-size-complex="6pt"/>
    </style:style>
    <style:style style:name="P48" style:family="paragraph" style:parent-style-name="Heading_20_2">
      <style:paragraph-properties fo:line-height="100%">
        <style:tab-stops>
          <style:tab-stop style:position="16.334cm" style:type="right"/>
        </style:tab-stops>
      </style:paragraph-properties>
      <style:text-properties style:font-name="Calibri" officeooo:paragraph-rsid="002816d3"/>
    </style:style>
    <style:style style:name="P49" style:family="paragraph" style:parent-style-name="Subtitle">
      <style:paragraph-properties fo:line-height="100%"/>
      <style:text-properties style:font-name="Calibri" officeooo:rsid="002816d3" officeooo:paragraph-rsid="002816d3"/>
    </style:style>
    <style:style style:name="P50" style:family="paragraph">
      <loext:graphic-properties draw:fill="none"/>
      <style:paragraph-properties fo:text-align="start"/>
      <style:text-properties fo:font-size="18pt"/>
    </style:style>
    <style:style style:name="T1" style:family="text">
      <style:text-properties officeooo:rsid="0016fa0d"/>
    </style:style>
    <style:style style:name="T2" style:family="text">
      <style:text-properties officeooo:rsid="001ff98f"/>
    </style:style>
    <style:style style:name="T3" style:family="text">
      <style:text-properties officeooo:rsid="002a5f88"/>
    </style:style>
    <style:style style:name="T4" style:family="text">
      <style:text-properties officeooo:rsid="0019b785"/>
    </style:style>
    <style:style style:name="T5" style:family="text">
      <style:text-properties officeooo:rsid="002c04cd"/>
    </style:style>
    <style:style style:name="T6" style:family="text">
      <style:text-properties officeooo:rsid="002407af"/>
    </style:style>
    <style:style style:name="T7" style:family="text">
      <style:text-properties officeooo:rsid="0021a759"/>
    </style:style>
    <style:style style:name="T8" style:family="text">
      <style:text-properties fo:font-size="8pt" style:font-size-asian="8pt" style:font-size-complex="8pt"/>
    </style:style>
    <style:style style:name="T9" style:family="text">
      <style:text-properties officeooo:rsid="002ed1f0"/>
    </style:style>
    <style:style style:name="T10" style:family="text">
      <style:text-properties officeooo:rsid="001cb7db"/>
    </style:style>
    <style:style style:name="T11" style:family="text">
      <style:text-properties officeooo:rsid="00231167"/>
    </style:style>
    <style:style style:name="T12" style:family="text">
      <style:text-properties fo:font-size="9pt" fo:font-weight="bold" style:font-name-asian="Arial1" style:font-size-asian="9pt" style:font-weight-asian="bold" style:font-size-complex="9pt" style:font-weight-complex="bold"/>
    </style:style>
    <style:style style:name="T13" style:family="text">
      <style:text-properties fo:font-size="9.5pt" fo:font-weight="bold" style:font-name-asian="Arial1" style:font-size-asian="9.5pt" style:font-weight-asian="bold" style:font-size-complex="9.5pt" style:font-weight-complex="bold"/>
    </style:style>
    <style:style style:name="T14" style:family="text">
      <style:text-properties fo:font-size="8pt" fo:font-weight="bold" style:font-name-asian="Arial1" style:font-size-asian="8pt" style:font-weight-asian="bold" style:font-size-complex="8pt" style:font-weight-complex="bold"/>
    </style:style>
    <style:style style:name="T15" style:family="text">
      <style:text-properties officeooo:rsid="0009a618"/>
    </style:style>
    <style:style style:name="T16" style:family="text">
      <style:text-properties style:font-name="Calibri"/>
    </style:style>
    <style:style style:name="T17" style:family="text">
      <style:text-properties style:font-name="Calibri" fo:font-size="9.5pt" fo:font-weight="bold" style:font-name-asian="Arial1" style:font-size-asian="9.5pt" style:font-weight-asian="bold"/>
    </style:style>
    <style:style style:name="T18" style:family="text">
      <style:text-properties style:font-name="Calibri" fo:font-size="8pt" fo:font-weight="bold" style:font-name-asian="Arial1" style:font-size-asian="8pt" style:font-weight-asian="bold"/>
    </style:style>
    <style:style style:name="T19" style:family="text">
      <style:text-properties style:font-name="Calibri" fo:font-size="8.5pt" fo:font-weight="bold" style:font-name-asian="Arial1" style:font-size-asian="8.5pt" style:font-weight-asian="bold" style:font-size-complex="8.5pt" style:font-weight-complex="bold"/>
    </style:style>
    <style:style style:name="T20" style:family="text">
      <style:text-properties style:font-name="Calibri" fo:font-size="6pt" style:font-size-asian="6pt" style:font-size-complex="6pt"/>
    </style:style>
    <style:style style:name="T21" style:family="text">
      <style:text-properties style:font-name-asian="Times New Roman"/>
    </style:style>
    <style:style style:name="T22" style:family="text">
      <style:text-properties officeooo:rsid="0007ed38"/>
    </style:style>
    <style:style style:name="T23" style:family="text">
      <style:text-properties fo:font-weight="bold" officeooo:rsid="0009a618" style:font-weight-asian="bold" style:font-weight-complex="bold"/>
    </style:style>
    <style:style style:name="T24" style:family="text">
      <style:text-properties fo:font-weight="bold" officeooo:rsid="0014b72e" style:font-weight-asian="bold" style:font-weight-complex="bold"/>
    </style:style>
    <style:style style:name="T25" style:family="text">
      <style:text-properties fo:font-weight="normal" officeooo:rsid="00139471" style:font-weight-asian="normal" style:font-weight-complex="normal"/>
    </style:style>
    <style:style style:name="T26" style:family="text">
      <style:text-properties fo:font-weight="normal" officeooo:rsid="001dcfb1" style:font-weight-asian="normal" style:font-weight-complex="normal"/>
    </style:style>
    <style:style style:name="T27" style:family="text">
      <style:text-properties fo:font-weight="bold" officeooo:rsid="000e12fe" style:font-weight-asian="bold" style:font-weight-complex="bold"/>
    </style:style>
    <style:style style:name="T28" style:family="text">
      <style:text-properties officeooo:rsid="000d557c"/>
    </style:style>
    <style:style style:name="T29" style:family="text">
      <style:text-properties officeooo:rsid="00139471"/>
    </style:style>
    <style:style style:name="T30" style:family="text">
      <style:text-properties officeooo:rsid="002816d3"/>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Profile </text:p>
      <text:p text:style-name="P3"/>
      <text:p text:style-name="P4">A forward-thinking C# and Python developer, with an appetite for progression and great ambition<text:span text:style-name="T1">s</text:span>. Established organisational and professional skills as a <text:span text:style-name="T2">department</text:span> leader, with a reputation for <text:span text:style-name="T3">transparency, insightfulness, and robust, dependable implementations</text:span>. Strong team ethos and analytical ability, with a love for challenging work <text:span text:style-name="T2">and effective solutions</text:span>. <text:span text:style-name="T2">P</text:span>roven communication and interpersonal skills. Keen interest in <text:span text:style-name="T3">machine learning, </text:span>virtual and augmented reality applications, <text:span text:style-name="T2">data-driven autonomous systems, </text:span>remote operations, <text:span text:style-name="T4">logical problems,</text:span> and researching new things. </text:p>
      <text:p text:style-name="P5"/>
      <text:p text:style-name="P6">Technical Skills</text:p>
      <text:p text:style-name="P7"/>
      <table:table table:name="Table1" table:style-name="Table1">
        <table:table-column table:style-name="Table1.A"/>
        <table:table-column table:style-name="Table1.B"/>
        <table:table-row table:style-name="Table1.1">
          <table:table-cell table:style-name="Table1.A1" office:value-type="string">
            <text:p text:style-name="P8">C#, JavaScript, <text:span text:style-name="T5">React, UWP</text:span> and Python</text:p>
          </table:table-cell>
          <table:table-cell table:style-name="Table1.A1" office:value-type="string">
            <text:p text:style-name="P9">PyTorch, CUDA and Concurrent System Design</text:p>
          </table:table-cell>
        </table:table-row>
        <table:table-row table:style-name="Table1.2">
          <table:table-cell table:style-name="Table1.A1" office:value-type="string">
            <text:p text:style-name="P10">Git <text:span text:style-name="T6">CLI </text:span>Subversion Management <text:span text:style-name="T6">and Bash Automation</text:span></text:p>
          </table:table-cell>
          <table:table-cell table:style-name="Table1.A1" office:value-type="string">
            <text:p text:style-name="P11"><text:s text:c="4"/>Software Diagnostics and <text:span text:style-name="T7">Prognosis</text:span></text:p>
          </table:table-cell>
        </table:table-row>
        <table:table-row table:style-name="Table1.3">
          <table:table-cell table:style-name="Table1.A1" office:value-type="string">
            <text:p text:style-name="P12">AWS, Google Cloud, Waitress and ASP.NET API Integrations</text:p>
          </table:table-cell>
          <table:table-cell table:style-name="Table1.A1" office:value-type="string">
            <text:p text:style-name="P9">Unity Engine and Editor Scripting</text:p>
          </table:table-cell>
        </table:table-row>
        <table:table-row table:style-name="Table1.4">
          <table:table-cell table:style-name="Table1.A1" office:value-type="string">
            <text:p text:style-name="P10">UX and UI Design <text:span text:style-name="T7">via CSS, WinAPI and Unity UI Elements</text:span></text:p>
          </table:table-cell>
          <table:table-cell table:style-name="Table1.A1" office:value-type="string">
            <text:p text:style-name="P13">Pipeline Monitoring <text:span text:style-name="T7">and Automation</text:span></text:p>
          </table:table-cell>
        </table:table-row>
        <table:table-row table:style-name="Table1.5">
          <table:table-cell table:style-name="Table1.A1" office:value-type="string">
            <text:p text:style-name="P10">Agile and Scrum Framework Integration <text:span text:style-name="T7">and Leadership</text:span></text:p>
          </table:table-cell>
          <table:table-cell table:style-name="Table1.A1" office:value-type="string">
            <text:p text:style-name="P11">Jira, Bitbucket and Confluence</text:p>
          </table:table-cell>
        </table:table-row>
        <table:table-row table:style-name="Table1.6">
          <table:table-cell table:style-name="Table1.A1" office:value-type="string">
            <text:p text:style-name="P8">Continuous Integration<text:span text:style-name="T7">s and </text:span><text:s/>Deployment Management</text:p>
          </table:table-cell>
          <table:table-cell table:style-name="Table1.A1" office:value-type="string">
            <text:p text:style-name="P13">Blender, Photoshop and Procreate</text:p>
          </table:table-cell>
        </table:table-row>
      </table:table>
      <text:p text:style-name="P14"/>
      <text:p text:style-name="P6">Relevant Experience</text:p>
      <text:p text:style-name="P15"/>
      <text:h text:style-name="P16" text:outline-level="2">Lead Developer: Core Software Stack, Immersive Reality<text:tab/><text:tab/><text:span text:style-name="T8"> <text:s text:c="6"/></text:span><text:tab/><text:tab/><text:tab/> <text:s text:c="18"/><text:span text:style-name="T8">May 2023 – Present</text:span></text:h>
      <text:p text:style-name="P17"><text:span text:style-name="T9">Implementing new data-driven web features into a </text:span><text:span text:style-name="T5">C# 5.0 and 9.0 </text:span><text:span text:style-name="T9">legacy</text:span><text:span text:style-name="T5"> </text:span><text:span text:style-name="T9">stack as sole internal technical authority, </text:span><text:span text:style-name="T5">for public exposition against tight deadlines, </text:span><text:span text:style-name="T9">most recently </text:span><text:span text:style-name="T5">securing a multi-installation contract worth seven hundred and fifty thousand pounds, </text:span><text:span text:style-name="T9">after presenting to two state senators in North Dakota</text:span><text:span text:style-name="T5">. </text:span>Owning and expanding upon a core technology stack, from within a central <text:span text:style-name="T5">legacy</text:span><text:span text:style-name="T10"> </text:span>system working within<text:span text:style-name="T5"> </text:span>ASP.NET, and Python, and out towards data-driven presentation layers powered by UWP and Unity, with manual and automatic control integrations for the proprietary localised IoT platform "IRiS". <text:span text:style-name="T2">Scheduling and authoring greenfield multi-threaded HPC/GPU applications for data relationship inference and point prediction, using </text:span><text:span text:style-name="T11">LSTMs and Transformers via PyTorch with Concurrent scheduling </text:span><text:span text:style-name="T6">and CUDA</text:span><text:span text:style-name="T11">, on </text:span><text:span text:style-name="T2">Google cloud-based and locally networked platforms. </text:span><text:span text:style-name="T11">Building</text:span> scalable and <text:span text:style-name="T5">data-driven</text:span> <text:span text:style-name="T11">web </text:span>systems, <text:span text:style-name="T11">to accelerate bespoke </text:span><text:span text:style-name="T5">content </text:span><text:span text:style-name="T11">development</text:span> for information-oriented therapeutic and educational applications. Liaising and coordinating external service providers, executing cloud-based resource management, and <text:span text:style-name="T2">software </text:span>deployment on a global scale. Communicating complex technical concepts and development objectives directly to C-<text:span text:style-name="T5">suite</text:span> and clients alike – leading <text:span text:style-name="T2">on improvements regarding </text:span>company-wide project progression visibility, <text:span text:style-name="T7">effective planning for more collaborative business strategies, </text:span><text:span text:style-name="T2">and both long and short-term staff management structuring.</text:span></text:p>
      <text:p text:style-name="P18"><text:s/></text:p>
      <text:h text:style-name="P16" text:outline-level="2">3D Developer / Kanban Team Leader: Planner Development, Wren Kitchens<text:tab/><text:tab/><text:span text:style-name="T8"> <text:s text:c="33"/>April 2022 – May <text:s/>2023</text:span></text:h>
      <text:p text:style-name="P4">Managed deployments, and continuous integration of developed <text:span text:style-name="T2">software features</text:span>, into a multi-platform codebase <text:span text:style-name="T2">via </text:span>Jenkins pipelines, <text:span text:style-name="T2">while maintaining visibility via Jira coordination</text:span>. Improved user experiences on an international scale, as software buil<text:span text:style-name="T2">t</text:span> and <text:span text:style-name="T2">was </text:span>ship<text:span text:style-name="T2">ped</text:span> to showrooms throughout the UK and USA <text:span text:style-name="T2">automatically</text:span>. Built scalable features across technical and creative disciplines, using C# with Unity scripting and S3-based asset bundle management <text:span text:style-name="T2">for external resources</text:span>. Scoped projects designed <text:span text:style-name="T6">for </text:span>scale, pursuing the legal protection of patent applications and accredited inventorship <text:span text:style-name="T7">for AI-powered customer journey improvement projects</text:span>. <text:span text:style-name="T2">Spearheaded </text:span>a team of two developers and three QA testers, integrating Agile and Scrum principles within an itemised Kanban workflow. <text:span text:style-name="T7">Trained and onboarded</text:span> new members into <text:span text:style-name="T7">standard</text:span> process, assisting skill growth and domain knowledge transfer within staff, to create production-ready feature developers.</text:p>
      <text:p text:style-name="P14"/>
      <text:h text:style-name="P19" text:outline-level="2">Junior 3D Developer: Planner Development, Wren Kitchens<text:tab/> <text:s text:c="66"/><text:span text:style-name="T8">June 2021 – April 2022</text:span></text:h>
      <text:p text:style-name="P20">Produced continuous, project-focused and business-centric <text:span text:style-name="T7">feature implementations and bug fixes </text:span>for external product owners. <text:span text:style-name="T11">Gave routine</text:span> live demonstrations within Scrum ceremonies to key stakeholders, using C# with Unity and AWS. Worked as part of a five-person development team, synchronising with Git <text:span text:style-name="T6">CLI,</text:span> and using Jira for prioritised issue management. Interfaced with artists <text:span text:style-name="T6">to provide</text:span> development tool<text:span text:style-name="T6">ing,</text:span> to increase efficienc<text:span text:style-name="T11">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21"/>
      <text:p text:style-name="P22">Laboratory Assistant: University of Hull, Faculty of Science &amp; Engineering<text:tab/><text:tab/> <text:s text:c="18"/>February 2018 – May 2021</text:p>
      <text:p text:style-name="P20">Assisted with preparation and fulfilment of practical lab sessions, <text:span text:style-name="T7">leading students </text:span><text:span text:style-name="T11">and colleagues </text:span><text:span text:style-name="T7">through </text:span><text:span text:style-name="T11">pursuing and providing </text:span><text:span text:style-name="T7">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6">and </text:span>concurrent server <text:span text:style-name="T6">APIs with test-driven development requirements</text:span>. <text:span text:style-name="T11">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3"/>
      <text:p text:style-name="P24"/>
      <text:p text:style-name="P25"/>
      <text:p text:style-name="P25"/>
      <text:p text:style-name="P26"/>
      <text:p text:style-name="P26"><text:soft-page-break/><text:s/></text:p>
      <text:p text:style-name="P27">Education</text:p>
      <text:p text:style-name="P28"/>
      <text:p text:style-name="P29"><text:span text:style-name="T12">BSC Computer Science: First Class with Honours, University of Hul</text:span><text:span text:style-name="T13">l</text:span><text:tab/> <text:s text:c="7"/><text:span text:style-name="T14">September 2016 – July 2020</text:span></text:p>
      <text:p text:style-name="P4">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30"/>
      <text:p text:style-name="P31">Modules<text:bookmark-start text:name="_Hlk63451719"/></text:p>
      <text:p text:style-name="P32"/>
      <text:p text:style-name="P33">Third Year: Virtual Environments, Advanced Software Engineering, Visualization, Data Mining and Decision Systems.</text:p>
      <text:p text:style-name="P33">Second Year: Electronics and Interfacing, Database Techniques, Systems Analysis Design and Process, <text:tab/><text:tab/><text:tab/> <text:s text:c="6"/>Artificial Intelligence, Advanced Programming, Networking and User Inter<text:bookmark-end text:name="_Hlk63451719"/><text:span text:style-name="T11">fa</text:span><text:span text:style-name="T15">ce Design.</text:span></text:p>
      <text:p text:style-name="P30"/>
      <text:p text:style-name="P34"><text:span text:style-name="Heading_20_2_20_Char"><text:span text:style-name="T16">Virtual Environments -</text:span></text:span><text:span text:style-name="T17"> </text:span><text:span text:style-name="Subtitle_20_Char"><text:span text:style-name="T16">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30"/>
      <text:p text:style-name="P34"><text:span text:style-name="Heading_20_2_20_Char"><text:span text:style-name="T16">Research Project (Virtual Environments and Dexterity) -</text:span></text:span><text:span text:style-name="T18"> </text:span><text:span text:style-name="Subtitle_20_Char"><text:span text:style-name="T16">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30"/>
      <text:p text:style-name="P34"><text:span text:style-name="Heading_20_2_20_Char"><text:span text:style-name="T16">Visualisation -</text:span></text:span><text:span text:style-name="T19"> </text:span><text:span text:style-name="Subtitle_20_Char"><text:span text:style-name="T16">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4"><text:span text:style-name="Subtitle_20_Char"><text:span text:style-name="T20"/></text:span></text:p>
      <text:p text:style-name="P34"><text:span text:style-name="Heading_20_2_20_Char"><text:span text:style-name="T16">Advanced Programming -</text:span></text:span><text:span text:style-name="T17"> </text:span><text:span text:style-name="Subtitle_20_Char"><text:span text:style-name="T16">Produced a wordsearch solver using C++, with process threading, pointers, references, linked lists, and efficiency instrumentation.</text:span></text:span></text:p>
      <text:p text:style-name="P34"/>
      <text:p text:style-name="P35"/>
      <text:p text:style-name="P36"><text:span text:style-name="T12">MSC Computer Science for Games Development, University of Hull</text:span><text:span text:style-name="T21"> <text:s text:c="49"/></text:span><text:span text:style-name="T14">September 2020 – June 2021</text:span></text:p>
      <text:p text:style-name="P4">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2">ic </text:span>workflow. Used Git-based branching and pull requests to develop as a team.</text:p>
      <text:p text:style-name="P37"/>
      <text:p text:style-name="P38">Projects and Interests</text:p>
      <text:p text:style-name="P39"/>
      <text:p text:style-name="P40"><text:span text:style-name="T23"><text:s text:c="2"/></text:span><text:span text:style-name="T24"><text:s/>Data Science, Machine Learning and AI</text:span></text:p>
      <text:p text:style-name="P41"><text:span text:style-name="T25">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6">parallelised</text:span><text:span text:style-name="T25">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42"><text:span text:style-name="T23"/></text:p>
      <text:p text:style-name="P43"><text:span text:style-name="T23"><text:s text:c="3"/>Graphic </text:span><text:span text:style-name="T27">Design and Asset Creation</text:span></text:p>
      <text:p text:style-name="P44">Produced poster graphic, three-dimensional model and merchandise designs for University societies and student union election campaigns, across Hull and York. <text:span text:style-name="T28">Coordinated publicity and event marketing campaigns with local venue owners and organisers. </text:span>Developed virtual environments for the Janus VR platform, using Source 2 and Unity.</text:p>
      <text:h text:style-name="P45" text:outline-level="2"/>
      <text:h text:style-name="P46" text:outline-level="2">Music and Audio Production<text:tab/></text:h>
      <text:p text:style-name="P4">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2">Producing new music, for local symphonic power metal band concepts and live performers, throughout </text:span><text:span text:style-name="T29">a local network of professionals and hobbyists</text:span><text:span text:style-name="T22">.</text:span></text:p>
      <text:p text:style-name="P47"/>
      <text:h text:style-name="P48" text:outline-level="2"><text:span text:style-name="T30">Cars and D.I.Y.</text:span><text:tab/></text:h>
      <text:p text:style-name="P49">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Text_20_body">
      <style:text-properties fo:color="#ffffff" loext:opacity="100%" fo:font-size="2pt" officeooo:rsid="00301801" officeooo:paragraph-rsid="00301801" style:font-size-asian="2pt" style:font-size-complex="2pt"/>
    </style:style>
    <style:style style:name="MP2" style:family="paragraph" style:parent-style-name="Header">
      <style:paragraph-properties fo:text-align="end" style:justify-single-word="false"/>
    </style:style>
    <style:style style:name="MP3" style:family="paragraph" style:parent-style-name="Header">
      <style:text-properties officeooo:paragraph-rsid="00231167"/>
    </style:style>
    <style:style style:name="MP4" style:family="paragraph">
      <loext:graphic-properties draw:fill="none"/>
      <style:paragraph-properties fo:text-align="start"/>
      <style:text-properties fo:font-size="18pt"/>
    </style:style>
    <style:style style:name="MP5" style:family="paragraph" style:parent-style-name="Text_20_body">
      <style:text-properties fo:color="#ffffff" loext:opacity="100%" fo:font-size="2pt" officeooo:rsid="00301801" officeooo:paragraph-rsid="0031db90" style:font-size-asian="2pt" style:font-size-complex="2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fo:color="#729fcf" loext:opacity="100%" style:font-name="Arial" fo:font-size="10.5pt" style:text-underline-style="solid" style:text-underline-width="auto" style:text-underline-color="font-color" style:font-name-asian="DengXian" style:font-size-asian="10.5pt" style:font-size-complex="10.5pt"/>
    </style:style>
    <style:style style:name="MT4" style:family="text">
      <style:text-properties fo:color="#729fcf" loext:opacity="100%" style:font-name="Arial" fo:font-size="10.5pt" style:text-underline-style="solid" style:text-underline-width="auto" style:text-underline-color="font-color" fo:font-weight="normal" style:font-name-asian="DengXian" style:font-size-asian="10.5pt" style:font-weight-asian="normal" style:font-size-complex="10.5pt" style:font-weight-complex="normal"/>
    </style:style>
    <style:style style:name="MT5"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2" loext:marker-style-name="MT2"><text:span text:style-name="MT2">Mobile: +447930 348605 </text:span><text:span text:style-name="MT2"/></text:p>
              <text:p text:style-name="MP2" loext:marker-style-name="MT2"><text:span text:style-name="MT2">Email:</text:span><text:span text:style-name="MT3"> </text:span><text:a xlink:type="simple" xlink:href="mailto:joegreaney98@yahoo.com" text:style-name="Internet_20_link" text:visited-style-name="Visited_20_Internet_20_Link"><text:span text:style-name="Internet_20_link"><text:span text:style-name="MT4">joegreaney98@yahoo.com</text:span></text:span></text:a></text:p>
              <text:p text:style-name="MP2" loext:marker-style-name="MT5"><text:span text:style-name="MT2">Website:</text:span><text:a xlink:type="simple" xlink:href="https://joe-v2.github.io/" text:style-name="Internet_20_link" text:visited-style-name="Visited_20_Internet_20_Link"><text:span text:style-name="Internet_20_link"> </text:span><text:span text:style-name="Internet_20_link"><text:span text:style-name="MT4">joe-v2.github.io</text:span></text:span></text:a></text:p>
            </table:table-cell>
          </table:table-row>
        </table:table>
        <text:p text:style-name="MP3"><draw:line text:anchor-type="char" draw:z-index="1" draw:name="Line 1" draw:style-name="Mgr1" draw:text-style-name="MP4" svg:x1="0.222cm" svg:y1="0.498cm" svg:x2="16.279cm" svg:y2="0.499cm"><text:p/></draw:line></text:p>
      </style:header>
      <style:footer>
        <text:p text:style-name="MP5">Thi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mputer Science Student</meta:initial-creator>
    <meta:editing-cycles>44</meta:editing-cycles>
    <meta:print-date>2025-11-25T16:10:35.588712400</meta:print-date>
    <meta:creation-date>2024-10-24T15:41:00</meta:creation-date>
    <dc:date>2025-12-10T13:02:50.809353500</dc:date>
    <meta:generator>LibreOffice/25.2.5.2$Windows_X86_64 LibreOffice_project/03d19516eb2e1dd5d4ccd751a0d6f35f35e08022</meta:generator>
    <meta:editing-duration>PT19H44M59S</meta:editing-duration>
    <meta:document-statistic meta:table-count="2" meta:image-count="0" meta:object-count="0" meta:page-count="2" meta:paragraph-count="54" meta:word-count="1353" meta:character-count="10494" meta:non-whitespace-character-count="8943"/>
    <meta:user-defined meta:name="AppVersion">16.0000</meta:user-defined>
    <meta:user-defined meta:name="Company">University of Hull</meta:user-defined>
    <meta:template xlink:type="simple" xlink:actuate="onRequest" xlink:title="Normal.dotm" xlink:href=""/>
  </office:meta>
</office:document-meta>
</file>